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8.379cm"/>
    </style:style>
    <style:style style:name="gr2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9.91cm"/>
    </style:style>
    <style:style style:name="gr3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2.29cm"/>
    </style:style>
    <style:style style:name="P1" style:family="paragraph">
      <style:paragraph-properties style:text-autospace="none"/>
    </style:style>
    <style:style style:name="P2" style:family="paragraph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P3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9pt" fo:font-style="normal" fo:text-shadow="none" style:text-underline-style="none" fo:font-weight="normal" style:letter-kerning="true" style:font-family-asian="Monaco" style:font-family-generic-asian="modern" style:font-pitch-asian="fixed" style:font-size-asian="9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Times New Roman'" style:font-family-generic="roman" style:font-pitch="variable" fo:font-size="9pt" fo:font-weight="normal" style:font-family-asian="Monaco" style:font-family-generic-asian="modern" style:font-pitch-asian="fixed" style:font-size-asian="9pt" style:font-weight-asian="normal" style:font-family-complex="Monaco" style:font-family-generic-complex="modern" style:font-pitch-complex="fixed" style:font-size-complex="9pt" style:font-weight-complex="normal"/>
    </style:style>
    <style:style style:name="T4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'Times New Roman'" style:font-family-generic="roman" style:font-pitch="variable" fo:font-size="8pt" fo:font-weight="normal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/>
    </style:style>
    <style:style style:name="T7" style:family="text">
      <style:text-properties fo:color="#000000" fo:font-family="'Times New Roman'" style:font-style-name="Regular" style:font-family-generic="roman" fo:font-size="9pt" fo:font-weight="normal" style:font-family-asian="'Times New Roman'" style:font-style-name-asian="Regular" style:font-family-generic-asian="roman" style:font-size-asian="9pt" style:font-weight-asian="normal" style:font-family-complex="'Times New Roman'" style:font-style-name-complex="Regular" style:font-family-generic-complex="roman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1.127cm" svg:height="8.629cm" svg:x="1.462cm" svg:y="1.261cm">
          <draw:text-box>
            <text:p><text:span text:style-name="T1">public class HCCVertex extends Vertex&lt;IntWritable, IntWritable&gt; {</text:span></text:p>
            <text:p><text:span text:style-name="T1"/></text:p>
            <text:p><text:span text:style-name="T2"><text:s text:c="6"/></text:span><text:span text:style-name="T2">@Override</text:span></text:p>
            <text:p text:style-name="P1"><text:span text:style-name="T3"><text:s text:c="6"/></text:span><text:span text:style-name="T3">public void compute(Iterable&lt;IntWritable&gt; messageValues, int superstepNo) {</text:span></text:p>
            <text:p text:style-name="P1"><text:span text:style-name="T3"><text:s text:c="10"/></text:span><text:span text:style-name="T3">if (superstepNo == 1) {</text:span></text:p>
            <text:p text:style-name="P1"><text:span text:style-name="T3"><text:s text:c="14"/></text:span><text:span text:style-name="T3">setValue(new IntWritable(getId()));</text:span></text:p>
            <text:p text:style-name="P1"><text:span text:style-name="T3"><text:s text:c="14"/></text:span><text:span text:style-name="T3">sendMessages(getNeighborIds(), getValue());</text:span></text:p>
            <text:p text:style-name="P1"><text:span text:style-name="T3"><text:s text:c="10"/></text:span><text:span text:style-name="T3">} else {</text:span></text:p>
            <text:p text:style-name="P1"><text:span text:style-name="T3"><text:s text:c="14"/></text:span><text:span text:style-name="T3">int minValue = getValue().value();</text:span></text:p>
            <text:p text:style-name="P1"><text:span text:style-name="T3"><text:s text:c="14"/></text:span><text:span text:style-name="T3">for (IntWritable message : messageValues) {</text:span></text:p>
            <text:p text:style-name="P1"><text:span text:style-name="T3"><text:s text:c="18"/></text:span><text:span text:style-name="T3">if (message.value() &lt; minValue) {</text:span></text:p>
            <text:p text:style-name="P1"><text:span text:style-name="T3"><text:s text:c="23"/></text:span><text:span text:style-name="T3">minValue = message.value();</text:span></text:p>
            <text:p text:style-name="P1"><text:span text:style-name="T3"><text:tab/></text:span><text:span text:style-name="T3"> <text:s/></text:span><text:span text:style-name="T3">}</text:span></text:p>
            <text:p text:style-name="P1"><text:span text:style-name="T3"><text:s text:c="14"/></text:span><text:span text:style-name="T3">}</text:span></text:p>
            <text:p text:style-name="P1"><text:span text:style-name="T3"><text:s text:c="14"/></text:span><text:span text:style-name="T3">if (minValue &lt; getValue().getValue()) {</text:span></text:p>
            <text:p text:style-name="P1"><text:span text:style-name="T3"><text:s text:c="18"/></text:span><text:span text:style-name="T3">setValue(new IntWritable(minValue));</text:span></text:p>
            <text:p text:style-name="P1"><text:span text:style-name="T3"><text:s text:c="18"/></text:span><text:span text:style-name="T3">sendMessages(getNeighborIds(), getValue());</text:span></text:p>
            <text:p text:style-name="P1"><text:span text:style-name="T3"><text:s text:c="14"/></text:span><text:span text:style-name="T3">} else {</text:span></text:p>
            <text:p text:style-name="P1"><text:span text:style-name="T3"><text:s text:c="18"/></text:span><text:span text:style-name="T3">voteToHalt();</text:span></text:p>
            <text:p text:style-name="P1"><text:span text:style-name="T3"><text:s text:c="14"/></text:span><text:span text:style-name="T3">}</text:span></text:p>
            <text:p text:style-name="P1"><text:span text:style-name="T3"><text:s text:c="10"/></text:span><text:span text:style-name="T3">}</text:span></text:p>
            <text:p text:style-name="P1"><text:span text:style-name="T3"><text:s text:c="6"/></text:span><text:span text:style-name="T3">}</text:span></text:p>
            <text:p text:style-name="P1"><text:span text:style-name="T3">}</text:span></text:p>
          </draw:text-box>
        </draw:frame>
      </draw:page>
      <draw:page draw:name="page2" draw:style-name="dp1" draw:master-page-name="Default">
        <draw:frame draw:style-name="gr2" draw:text-style-name="P3" draw:layer="measurelines" svg:width="12.304cm" svg:height="10.16cm" svg:x="2.19cm" svg:y="1.635cm">
          <draw:text-box>
            <text:p><text:span text:style-name="T4">public class ClusteringVertex extends Vertex&lt;TwoIntWritable, TwoIntWritable&gt; {</text:span></text:p>
            <text:p><text:span text:style-name="T4"/></text:p>
            <text:p><text:span text:style-name="T5"><text:s text:c="6"/></text:span><text:span text:style-name="T5">@Override</text:span></text:p>
            <text:p text:style-name="P1"><text:span text:style-name="T6"><text:s text:c="6"/></text:span><text:span text:style-name="T6">public void compute(Iterable&lt;TwoIntWritable&gt; messageValues, int superstepNo){</text:span></text:p>
            <text:p text:style-name="P1"><text:span text:style-name="T6"><text:s text:c="10"/></text:span><text:span text:style-name="T6">if (superstepNo == 1) {</text:span></text:p>
            <text:p text:style-name="P1"><text:span text:style-name="T6"><text:s text:c="14"/></text:span><text:span text:style-name="T6">Set&lt;Integer&gt; clusterCenters = getGlobalObjects(“cluster-centers”);</text:span></text:p>
            <text:p text:style-name="P1"><text:span text:style-name="T6"><text:s text:c="14"/></text:span><text:span text:style-name="T6">setValue(clusterCenters.contains(getId()) ? </text:span></text:p>
            <text:p text:style-name="P1"><text:span text:style-name="T6"><text:s text:c="20"/></text:span><text:span text:style-name="T6">new TwoIntWritable(0, getId()) : new TwoIntWritable(Integer.MAX_VALUE, null));</text:span></text:p>
            <text:p text:style-name="P1"><text:span text:style-name="T6"><text:s text:c="14"/></text:span><text:span text:style-name="T6">if (clusterCenters.contains(getId())) {</text:span></text:p>
            <text:p text:style-name="P1"><text:span text:style-name="T6"><text:tab/></text:span><text:span text:style-name="T6">sendMessages(getNeighborIds(), getValue());</text:span></text:p>
            <text:p text:style-name="P1"><text:span text:style-name="T6"><text:s text:c="14"/></text:span><text:span text:style-name="T6">}</text:span></text:p>
            <text:p text:style-name="P1"><text:span text:style-name="T6"><text:s text:c="10"/></text:span><text:span text:style-name="T6">} else {</text:span></text:p>
            <text:p text:style-name="P1"><text:span text:style-name="T6"><text:s text:c="14"/></text:span><text:span text:style-name="T6">int minDistance = getValue().value().fst;</text:span></text:p>
            <text:p text:style-name="P1"><text:span text:style-name="T6"><text:s text:c="14"/></text:span><text:span text:style-name="T6">int minDistanceClusterId = getValue().value().snd;</text:span></text:p>
            <text:p text:style-name="P1"><text:span text:style-name="T6"><text:s text:c="14"/></text:span><text:span text:style-name="T6">for (TwoIntWritable message : messageValues) {</text:span></text:p>
            <text:p text:style-name="P1"><text:span text:style-name="T6"><text:s text:c="18"/></text:span><text:span text:style-name="T6">if (message.value().fst &lt; minValue) {</text:span></text:p>
            <text:p text:style-name="P1"><text:span text:style-name="T6"><text:s text:c="23"/></text:span><text:span text:style-name="T6">minValue = message.value();</text:span></text:p>
            <text:p text:style-name="P1"><text:span text:style-name="T6"><text:s text:c="23"/></text:span><text:span text:style-name="T6">minDistanceClusterId = message().value().snd;</text:span></text:p>
            <text:p text:style-name="P1"><text:span text:style-name="T6"><text:tab/></text:span><text:span text:style-name="T6"> <text:s/></text:span><text:span text:style-name="T6">}</text:span></text:p>
            <text:p text:style-name="P1"><text:span text:style-name="T6"><text:s text:c="14"/></text:span><text:span text:style-name="T6">}</text:span></text:p>
            <text:p text:style-name="P1"><text:span text:style-name="T6"><text:s text:c="14"/></text:span><text:span text:style-name="T6">if (minDistance &lt; getValue().value().fst) {</text:span></text:p>
            <text:p text:style-name="P1"><text:span text:style-name="T6"><text:s text:c="18"/></text:span><text:span text:style-name="T6">setValue(new TwoIntWritable(minDistance, minDistanceClusterId));</text:span></text:p>
            <text:p text:style-name="P1"><text:span text:style-name="T6"><text:s text:c="18"/></text:span><text:span text:style-name="T6">sendMessages(getNeighborIds(), getValue());</text:span></text:p>
            <text:p text:style-name="P1"><text:span text:style-name="T6"><text:s text:c="14"/></text:span><text:span text:style-name="T6">} else {</text:span></text:p>
            <text:p text:style-name="P1"><text:span text:style-name="T6"><text:s text:c="18"/></text:span><text:span text:style-name="T6">voteToHalt();</text:span></text:p>
            <text:p text:style-name="P1"><text:span text:style-name="T6"><text:s text:c="14"/></text:span><text:span text:style-name="T6">}</text:span></text:p>
            <text:p text:style-name="P1"><text:span text:style-name="T6"><text:s text:c="10"/></text:span><text:span text:style-name="T6">}</text:span></text:p>
            <text:p text:style-name="P1"><text:span text:style-name="T6"><text:s text:c="6"/></text:span><text:span text:style-name="T6">}</text:span></text:p>
            <text:p text:style-name="P1"><text:span text:style-name="T6">}</text:span></text:p>
          </draw:text-box>
        </draw:frame>
      </draw:page>
      <draw:page draw:name="page3" draw:style-name="dp1" draw:master-page-name="Default">
        <draw:frame draw:style-name="gr3" draw:text-style-name="P2" draw:layer="measurelines" svg:width="8.887cm" svg:height="2.715cm" svg:x="2.061cm" svg:y="1.535cm">
          <draw:text-box>
            <text:p><text:span text:style-name="T1">Input: undirected G(V, E), int k, int </text:span><text:span text:style-name="T7">τ</text:span></text:p>
            <text:p><text:span text:style-name="T1">1. int numEdgesCrossing = INF;</text:span></text:p>
            <text:p><text:span text:style-name="T1">2. while (numEdgesCrossing &gt; </text:span><text:span text:style-name="T7">τ</text:span><text:span text:style-name="T1">)</text:span></text:p>
            <text:p><text:span text:style-name="T1">3. <text:s text:c="4"/>int[] clusterCenters = pickKRandomClusterCenters(G)</text:span></text:p>
            <text:p><text:span text:style-name="T1">4. <text:s text:c="4"/>assignEachVertexToClosestClusterCenter(G, clusterCenters)</text:span></text:p>
            <text:p><text:span text:style-name="T1">5. <text:s text:c="4"/>numEdgesCrossing = countNumEdgesCrossingClusters(G)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683cm" fo:margin-left="0.524cm" fo:margin-right="8.06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2-28T21:33:20</dc:date>
    <dc:creator>Semih Salihoglu</dc:creator>
    <meta:editing-duration>PT21H14M11S</meta:editing-duration>
    <meta:editing-cycles>19</meta:editing-cycles>
    <meta:generator>OpenOffice.org/3.2$Unix OpenOffice.org_project/320m19$Build-9505</meta:generator>
    <meta:document-statistic meta:object-count="3"/>
  </office:meta>
</office:document-meta>
</file>